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am at A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4 cell</text:p>
          </table:table-cell>
        </table:table-row>
        <table:table-row table:style-name="ro1">
          <table:table-cell/>
          <table:table-cell office:value-type="float" office:value="3.14159" calcext:value-type="float">
            <text:p>3.141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7:14:28.709995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6:43.124751190</meta:creation-date>
    <dc:date>2019-10-30T17:16:57.625051518</dc:date>
    <meta:editing-duration>PT3M4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